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/>
    <style:style style:name="ce12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number-columns-repeated="2" table:default-cell-style-name="ce11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4" calcext:value-type="float">
            <text:p>2004</text:p>
          </table:table-cell>
          <table:table-cell table:style-name="ce12"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ins hospitaliers</text:p>
          </table:table-cell>
          <table:table-cell table:style-name="ce7" office:value-type="float" office:value="52.7" calcext:value-type="float">
            <text:p>52,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4.6" calcext:value-type="float">
            <text:p>64,6</text:p>
          </table:table-cell>
          <table:table-cell table:style-name="ce13" office:value-type="float" office:value="69.9" calcext:value-type="float">
            <text:p>69,9</text:p>
          </table:table-cell>
          <table:table-cell/>
          <table:table-cell table:formula="of:=([.C3]-[.B3])/[.B3]*100" office:value-type="float" office:value="10.0569259962049" calcext:value-type="float">
            <text:p>10,0569259962049</text:p>
          </table:table-cell>
        </table:table-row>
        <table:table-row table:style-name="ro1">
          <table:table-cell office:value-type="string" calcext:value-type="string">
            <text:p>soins ambulatoires</text:p>
          </table:table-cell>
          <table:table-cell table:style-name="ce8" office:value-type="float" office:value="31.2" calcext:value-type="float">
            <text:p>31,2</text:p>
          </table:table-cell>
          <table:table-cell table:style-name="ce8" office:value-type="float" office:value="35.4" calcext:value-type="float">
            <text:p>35,4</text:p>
          </table:table-cell>
          <table:table-cell table:style-name="ce8" office:value-type="float" office:value="39.6" calcext:value-type="float">
            <text:p>39,6</text:p>
          </table:table-cell>
          <table:table-cell table:style-name="ce14" office:value-type="float" office:value="42.8" calcext:value-type="float">
            <text:p>42,8</text:p>
          </table:table-cell>
          <table:table-cell/>
          <table:table-cell table:formula="of:=([.C4]-[.B4])/[.B4]*100" office:value-type="float" office:value="13.4615384615385" calcext:value-type="float">
            <text:p>13,4615384615385</text:p>
          </table:table-cell>
        </table:table-row>
        <table:table-row table:style-name="ro1">
          <table:table-cell office:value-type="string" calcext:value-type="string">
            <text:p>transports de malades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2.6" calcext:value-type="float">
            <text:p>2,6</text:p>
          </table:table-cell>
          <table:table-cell table:style-name="ce14" office:value-type="float" office:value="3.1" calcext:value-type="float">
            <text:p>3,1</text:p>
          </table:table-cell>
          <table:table-cell/>
          <table:table-cell table:formula="of:=([.C5]-[.B5])/[.B5]*100" office:value-type="float" office:value="21.0526315789474" calcext:value-type="float">
            <text:p>21,0526315789474</text:p>
          </table:table-cell>
        </table:table-row>
        <table:table-row table:style-name="ro1">
          <table:table-cell office:value-type="string" calcext:value-type="string">
            <text:p>médicaments</text:p>
          </table:table-cell>
          <table:table-cell table:style-name="ce8" office:value-type="float" office:value="23.6" calcext:value-type="float">
            <text:p>23,6</text:p>
          </table:table-cell>
          <table:table-cell table:style-name="ce8" office:value-type="float" office:value="26.9" calcext:value-type="float">
            <text:p>26,9</text:p>
          </table:table-cell>
          <table:table-cell table:style-name="ce8" office:value-type="float" office:value="30.1" calcext:value-type="float">
            <text:p>30,1</text:p>
          </table:table-cell>
          <table:table-cell table:style-name="ce14" office:value-type="float" office:value="31.9" calcext:value-type="float">
            <text:p>31,9</text:p>
          </table:table-cell>
          <table:table-cell/>
          <table:table-cell table:formula="of:=([.C6]-[.B6])/[.B6]*100" office:value-type="float" office:value="13.9830508474576" calcext:value-type="float">
            <text:p>13,9830508474576</text:p>
          </table:table-cell>
        </table:table-row>
        <table:table-row table:style-name="ro1">
          <table:table-cell table:style-name="ce4" office:value-type="string" calcext:value-type="string">
            <text:p>autres biens médicaux</text:p>
          </table:table-cell>
          <table:table-cell table:style-name="ce9" office:value-type="float" office:value="5.7" calcext:value-type="float">
            <text:p>5,7</text:p>
          </table:table-cell>
          <table:table-cell table:style-name="ce9" office:value-type="float" office:value="6.9" calcext:value-type="float">
            <text:p>6,9</text:p>
          </table:table-cell>
          <table:table-cell table:style-name="ce9" office:value-type="float" office:value="8.1" calcext:value-type="float">
            <text:p>8,1</text:p>
          </table:table-cell>
          <table:table-cell table:style-name="ce15" office:value-type="float" office:value="8.9" calcext:value-type="float">
            <text:p>8,9</text:p>
          </table:table-cell>
          <table:table-cell/>
          <table:table-cell table:formula="of:=([.C7]-[.B7])/[.B7]*100" office:value-type="float" office:value="21.0526315789474" calcext:value-type="float">
            <text:p>21,0526315789474</text:p>
          </table:table-cell>
        </table:table-row>
        <table:table-row table:style-name="ro1">
          <table:table-cell table:style-name="ce5" office:value-type="string" calcext:value-type="string">
            <text:p>Consommation de soins et de biens médicaux</text:p>
          </table:table-cell>
          <table:table-cell table:style-name="ce10" office:value-type="float" office:value="115.1" calcext:value-type="float">
            <text:p>115,1</text:p>
          </table:table-cell>
          <table:table-cell table:style-name="ce10" office:value-type="float" office:value="129.5" calcext:value-type="float">
            <text:p>129,5</text:p>
          </table:table-cell>
          <table:table-cell table:style-name="ce10" office:value-type="float" office:value="145" calcext:value-type="float">
            <text:p>145</text:p>
          </table:table-cell>
          <table:table-cell table:style-name="ce16" office:value-type="float" office:value="156.6" calcext:value-type="float">
            <text:p>156,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Question 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4" calcext:value-type="float">
            <text:p>2004</text:p>
          </table:table-cell>
          <table:table-cell table:style-name="ce12"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oins hospitaliers</text:p>
          </table:table-cell>
          <table:table-cell table:formula="of:=[.B3]/[.$C3]*100" office:value-type="float" office:value="90.8620689655173" calcext:value-type="float">
            <text:p>90,86</text:p>
          </table:table-cell>
          <table:table-cell table:formula="of:=[.C3]/[.$C3]*100" office:value-type="float" office:value="100" calcext:value-type="float">
            <text:p>100,00</text:p>
          </table:table-cell>
          <table:table-cell table:style-name="ce11" table:formula="of:=[.D3]/[.$C3]*100" office:value-type="float" office:value="111.379310344828" calcext:value-type="float">
            <text:p>111,38</text:p>
          </table:table-cell>
          <table:table-cell table:style-name="ce11" table:formula="of:=[.E3]/[.$C3]*100" office:value-type="float" office:value="120.51724137931" calcext:value-type="float">
            <text:p>120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ins ambulatoires</text:p>
          </table:table-cell>
          <table:table-cell table:formula="of:=[.B4]/[.$C4]*100" office:value-type="float" office:value="88.135593220339" calcext:value-type="float">
            <text:p>88,14</text:p>
          </table:table-cell>
          <table:table-cell table:formula="of:=[.C4]/[.$C4]*100" office:value-type="float" office:value="100" calcext:value-type="float">
            <text:p>100,00</text:p>
          </table:table-cell>
          <table:table-cell table:style-name="ce11" table:formula="of:=[.D4]/[.$C4]*100" office:value-type="float" office:value="111.864406779661" calcext:value-type="float">
            <text:p>111,86</text:p>
          </table:table-cell>
          <table:table-cell table:style-name="ce11" table:formula="of:=[.E4]/[.$C4]*100" office:value-type="float" office:value="120.90395480226" calcext:value-type="float">
            <text:p>120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s de malades</text:p>
          </table:table-cell>
          <table:table-cell table:formula="of:=[.B5]/[.$C5]*100" office:value-type="float" office:value="82.6086956521739" calcext:value-type="float">
            <text:p>82,61</text:p>
          </table:table-cell>
          <table:table-cell table:formula="of:=[.C5]/[.$C5]*100" office:value-type="float" office:value="100" calcext:value-type="float">
            <text:p>100,00</text:p>
          </table:table-cell>
          <table:table-cell table:style-name="ce11" table:formula="of:=[.D5]/[.$C5]*100" office:value-type="float" office:value="113.04347826087" calcext:value-type="float">
            <text:p>113,04</text:p>
          </table:table-cell>
          <table:table-cell table:style-name="ce11" table:formula="of:=[.E5]/[.$C5]*100" office:value-type="float" office:value="134.782608695652" calcext:value-type="float">
            <text:p>134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caments</text:p>
          </table:table-cell>
          <table:table-cell table:formula="of:=[.B6]/[.$C6]*100" office:value-type="float" office:value="87.732342007435" calcext:value-type="float">
            <text:p>87,73</text:p>
          </table:table-cell>
          <table:table-cell table:formula="of:=[.C6]/[.$C6]*100" office:value-type="float" office:value="100" calcext:value-type="float">
            <text:p>100,00</text:p>
          </table:table-cell>
          <table:table-cell table:style-name="ce11" table:formula="of:=[.D6]/[.$C6]*100" office:value-type="float" office:value="111.895910780669" calcext:value-type="float">
            <text:p>111,90</text:p>
          </table:table-cell>
          <table:table-cell table:style-name="ce11" table:formula="of:=[.E6]/[.$C6]*100" office:value-type="float" office:value="118.587360594796" calcext:value-type="float">
            <text:p>118,5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tres biens médicaux</text:p>
          </table:table-cell>
          <table:table-cell table:formula="of:=[.B7]/[.$C7]*100" office:value-type="float" office:value="82.6086956521739" calcext:value-type="float">
            <text:p>82,61</text:p>
          </table:table-cell>
          <table:table-cell table:formula="of:=[.C7]/[.$C7]*100" office:value-type="float" office:value="100" calcext:value-type="float">
            <text:p>100,00</text:p>
          </table:table-cell>
          <table:table-cell table:style-name="ce11" table:formula="of:=[.D7]/[.$C7]*100" office:value-type="float" office:value="117.391304347826" calcext:value-type="float">
            <text:p>117,39</text:p>
          </table:table-cell>
          <table:table-cell table:style-name="ce11" table:formula="of:=[.E7]/[.$C7]*100" office:value-type="float" office:value="128.985507246377" calcext:value-type="float">
            <text:p>128,9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nsommation de soins et de biens médicaux</text:p>
          </table:table-cell>
          <table:table-cell table:formula="of:=[.B8]/[.$C8]*100" office:value-type="float" office:value="88.8803088803089" calcext:value-type="float">
            <text:p>88,88</text:p>
          </table:table-cell>
          <table:table-cell table:formula="of:=[.C8]/[.$C8]*100" office:value-type="float" office:value="100" calcext:value-type="float">
            <text:p>100,00</text:p>
          </table:table-cell>
          <table:table-cell table:style-name="ce11" table:formula="of:=[.D8]/[.$C8]*100" office:value-type="float" office:value="111.969111969112" calcext:value-type="float">
            <text:p>111,97</text:p>
          </table:table-cell>
          <table:table-cell table:style-name="ce11" table:formula="of:=[.E8]/[.$C8]*100" office:value-type="float" office:value="120.926640926641" calcext:value-type="float">
            <text:p>120,9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Question 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2000/2002</text:p>
          </table:table-cell>
          <table:table-cell table:style-name="ce6" office:value-type="string" calcext:value-type="string">
            <text:p>2002/20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oins hospitaliers</text:p>
          </table:table-cell>
          <table:table-cell table:formula="of:=10000/[.B12]-100" office:value-type="float" office:value="10.0569259962049" calcext:value-type="float">
            <text:p>10,06</text:p>
          </table:table-cell>
          <table:table-cell table:formula="of:=[.D12]-[.C12]" office:value-type="float" office:value="11.3793103448276" calcext:value-type="float">
            <text:p>11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ins ambulatoires</text:p>
          </table:table-cell>
          <table:table-cell table:formula="of:=10000/[.B13]-100" office:value-type="float" office:value="13.4615384615385" calcext:value-type="float">
            <text:p>13,46</text:p>
          </table:table-cell>
          <table:table-cell table:formula="of:=[.D13]-[.C13]" office:value-type="float" office:value="11.864406779661" calcext:value-type="float">
            <text:p>11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s de malades</text:p>
          </table:table-cell>
          <table:table-cell table:formula="of:=10000/[.B14]-100" office:value-type="float" office:value="21.0526315789474" calcext:value-type="float">
            <text:p>21,05</text:p>
          </table:table-cell>
          <table:table-cell table:formula="of:=[.D14]-[.C14]" office:value-type="float" office:value="13.0434782608696" calcext:value-type="float">
            <text:p>13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dicaments</text:p>
          </table:table-cell>
          <table:table-cell table:formula="of:=10000/[.B15]-100" office:value-type="float" office:value="13.9830508474576" calcext:value-type="float">
            <text:p>13,98</text:p>
          </table:table-cell>
          <table:table-cell table:formula="of:=[.D15]-[.C15]" office:value-type="float" office:value="11.8959107806692" calcext:value-type="float">
            <text:p>11,9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utres biens médicaux</text:p>
          </table:table-cell>
          <table:table-cell table:formula="of:=10000/[.B16]-100" office:value-type="float" office:value="21.0526315789474" calcext:value-type="float">
            <text:p>21,05</text:p>
          </table:table-cell>
          <table:table-cell table:formula="of:=[.D16]-[.C16]" office:value-type="float" office:value="17.3913043478261" calcext:value-type="float">
            <text:p>17,3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nsommation de soins et de biens médicaux</text:p>
          </table:table-cell>
          <table:table-cell table:formula="of:=10000/[.B17]-100" office:value-type="float" office:value="12.5108601216334" calcext:value-type="float">
            <text:p>12,51</text:p>
          </table:table-cell>
          <table:table-cell table:formula="of:=[.D17]-[.C17]" office:value-type="float" office:value="11.969111969112" calcext:value-type="float">
            <text:p>11,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3:13:04.6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3:21.489000000</meta:creation-date>
    <dc:date>2018-06-14T13:21:53.513000000</dc:date>
    <meta:editing-duration>PT3M43S</meta:editing-duration>
    <meta:editing-cycles>3</meta:editing-cycles>
    <meta:generator>LibreOffice/5.2.6.2$Windows_X86_64 LibreOffice_project/a3100ed2409ebf1c212f5048fbe377c281438fdc</meta:generator>
    <meta:document-statistic meta:table-count="1" meta:cell-count="95" meta:object-count="0"/>
  </office:meta>
</office:document-meta>
</file>